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6.96pt"/>
    </style:style>
    <style:style style:name="co2" style:family="table-column">
      <style:table-column-properties fo:break-before="auto" style:column-width="85.8pt"/>
    </style:style>
    <style:style style:name="co3" style:family="table-column">
      <style:table-column-properties fo:break-before="auto" style:column-width="86.09pt"/>
    </style:style>
    <style:style style:name="co4" style:family="table-column">
      <style:table-column-properties fo:break-before="auto" style:column-width="143.69pt"/>
    </style:style>
    <style:style style:name="co5" style:family="table-column">
      <style:table-column-properties fo:break-before="auto" style:column-width="173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Timesteps In</text:p>
          </table:table-cell>
          <table:table-cell office:value-type="string" calcext:value-type="string">
            <text:p>Timesteps Future</text:p>
          </table:table-cell>
          <table:table-cell office:value-type="string" calcext:value-type="string">
            <text:p>MAE (test)</text:p>
          </table:table-cell>
          <table:table-cell office:value-type="string" calcext:value-type="string">
            <text:p>RMSE (test)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STGCN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255670318409674" calcext:value-type="float">
            <text:p>0.255670318409674</text:p>
          </table:table-cell>
          <table:table-cell table:style-name="ce5" office:value-type="float" office:value="0.624828387761968" calcext:value-type="float">
            <text:p>0.624828387761968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Linear Regressi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03980128380884" calcext:value-type="float">
            <text:p>0.303980128380884</text:p>
          </table:table-cell>
          <table:table-cell office:value-type="float" office:value="0.69023887575771" calcext:value-type="float">
            <text:p>0.69023887575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-Layer Perceptr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4093577" calcext:value-type="float">
            <text:p>0.34093577</text:p>
          </table:table-cell>
          <table:table-cell office:value-type="float" office:value="0.965575476076314" calcext:value-type="float">
            <text:p>0.965575476076314</text:p>
          </table:table-cell>
          <table:table-cell table:style-name="ce6" table:number-columns-repeated="2"/>
        </table:table-row>
        <table:table-row table:style-name="ro1">
          <table:table-cell table:style-name="ce5" office:value-type="string" calcext:value-type="string">
            <text:p>STGCN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310530302956141" calcext:value-type="float">
            <text:p>0.310530302956141</text:p>
          </table:table-cell>
          <table:table-cell table:style-name="ce6" office:value-type="float" office:value="0.802516088096255" calcext:value-type="float">
            <text:p>0.802516088096255</text:p>
          </table:table-cell>
          <table:table-cell table:style-name="ce5"/>
          <table:table-cell/>
        </table:table-row>
        <table:table-row table:style-name="ro1">
          <table:table-cell office:value-type="string" calcext:value-type="string">
            <text:p>Linear Regressi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365012544396851" calcext:value-type="float">
            <text:p>0.365012544396851</text:p>
          </table:table-cell>
          <table:table-cell table:style-name="ce5" office:value-type="float" office:value="0.782434370930648" calcext:value-type="float">
            <text:p>0.782434370930648</text:p>
          </table:table-cell>
          <table:table-cell table:style-name="ce6"/>
          <table:table-cell table:style-name="ce5"/>
        </table:table-row>
        <table:table-row table:style-name="ro1">
          <table:table-cell office:value-type="string" calcext:value-type="string">
            <text:p>Multi-Layer Perceptr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3624671" calcext:value-type="float">
            <text:p>0.3624671</text:p>
          </table:table-cell>
          <table:table-cell office:value-type="float" office:value="0.915291669360101" calcext:value-type="float">
            <text:p>0.915291669360101</text:p>
          </table:table-cell>
          <table:table-cell/>
          <table:table-cell table:style-name="ce6"/>
        </table:table-row>
        <table:table-row table:style-name="ro1">
          <table:table-cell table:style-name="ce5" office:value-type="string" calcext:value-type="string">
            <text:p>STGCN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0.302460022753776" calcext:value-type="float">
            <text:p>0.302460022753776</text:p>
          </table:table-cell>
          <table:table-cell table:style-name="ce5" office:value-type="float" office:value="0.75532647278155" calcext:value-type="float">
            <text:p>0.7553264727815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Linear Regressio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360357990181433" calcext:value-type="float">
            <text:p>0.360357990181433</text:p>
          </table:table-cell>
          <table:table-cell office:value-type="float" office:value="0.847131614917735" calcext:value-type="float">
            <text:p>0.847131614917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-Layer Perceptro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3643381" calcext:value-type="float">
            <text:p>0.3643381</text:p>
          </table:table-cell>
          <table:table-cell office:value-type="float" office:value="1.09619067684413" calcext:value-type="float">
            <text:p>1.09619067684413</text:p>
          </table:table-cell>
          <table:table-cell table:style-name="ce6" table:number-columns-repeated="2"/>
        </table:table-row>
        <table:table-row table:style-name="ro1">
          <table:table-cell table:style-name="ce5" office:value-type="string" calcext:value-type="string">
            <text:p>STGCN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249875340688602" calcext:value-type="float">
            <text:p>0.249875340688602</text:p>
          </table:table-cell>
          <table:table-cell table:style-name="ce5" office:value-type="float" office:value="0.539115034153312" calcext:value-type="float">
            <text:p>0.539115034153312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Linear Regressi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279441643377985" calcext:value-type="float">
            <text:p>0.279441643377985</text:p>
          </table:table-cell>
          <table:table-cell office:value-type="float" office:value="0.589720735918241" calcext:value-type="float">
            <text:p>0.589720735918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-Layer Perceptr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33140594" calcext:value-type="float">
            <text:p>0.33140594</text:p>
          </table:table-cell>
          <table:table-cell office:value-type="float" office:value="0.982384013509992" calcext:value-type="float">
            <text:p>0.982384013509992</text:p>
          </table:table-cell>
          <table:table-cell/>
          <table:table-cell table:style-name="ce6"/>
        </table:table-row>
        <table:table-row table:style-name="ro1">
          <table:table-cell table:style-name="ce5" office:value-type="string" calcext:value-type="string">
            <text:p>STGCN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281849969886553" calcext:value-type="float">
            <text:p>0.281849969886553</text:p>
          </table:table-cell>
          <table:table-cell table:style-name="ce5" office:value-type="float" office:value="0.713314137700485" calcext:value-type="float">
            <text:p>0.71331413770048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Linear Regression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336759910663639" calcext:value-type="float">
            <text:p>0.336759910663639</text:p>
          </table:table-cell>
          <table:table-cell office:value-type="float" office:value="0.752669236638623" calcext:value-type="float">
            <text:p>0.752669236638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-Layer Perceptron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33955476" calcext:value-type="float">
            <text:p>0.33955476</text:p>
          </table:table-cell>
          <table:table-cell office:value-type="float" office:value="0.89600853790575" calcext:value-type="float">
            <text:p>0.89600853790575</text:p>
          </table:table-cell>
          <table:table-cell/>
          <table:table-cell table:style-name="ce6"/>
        </table:table-row>
        <table:table-row table:style-name="ro1">
          <table:table-cell table:style-name="ce5" office:value-type="string" calcext:value-type="string">
            <text:p>STGCN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270471744728798" calcext:value-type="float">
            <text:p>0.270471744728798</text:p>
          </table:table-cell>
          <table:table-cell table:style-name="ce5" office:value-type="float" office:value="0.668509895875453" calcext:value-type="float">
            <text:p>0.668509895875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ar Regression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337536568867183" calcext:value-type="float">
            <text:p>0.337536568867183</text:p>
          </table:table-cell>
          <table:table-cell office:value-type="float" office:value="0.785173097644956" calcext:value-type="float">
            <text:p>0.785173097644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-Layer Perceptron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32696855" calcext:value-type="float">
            <text:p>0.32696855</text:p>
          </table:table-cell>
          <table:table-cell office:value-type="float" office:value="0.931240463038414" calcext:value-type="float">
            <text:p>0.931240463038414</text:p>
          </table:table-cell>
          <table:table-cell/>
          <table:table-cell table:style-name="ce6"/>
        </table:table-row>
        <table:table-row table:style-name="ro1">
          <table:table-cell table:style-name="ce5" office:value-type="string" calcext:value-type="string">
            <text:p>STGC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259073863133429" calcext:value-type="float">
            <text:p>0.259073863133429</text:p>
          </table:table-cell>
          <table:table-cell table:style-name="ce5" office:value-type="float" office:value="0.619897369759507" calcext:value-type="float">
            <text:p>0.619897369759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ar Regress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05471513992569" calcext:value-type="float">
            <text:p>0.305471513992569</text:p>
          </table:table-cell>
          <table:table-cell office:value-type="float" office:value="0.699626551173839" calcext:value-type="float">
            <text:p>0.699626551173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-Layer Perceptr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4320855" calcext:value-type="float">
            <text:p>0.34320855</text:p>
          </table:table-cell>
          <table:table-cell office:value-type="float" office:value="0.973086188371821" calcext:value-type="float">
            <text:p>0.973086188371821</text:p>
          </table:table-cell>
          <table:table-cell/>
          <table:table-cell table:style-name="ce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10:19:03.0758022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15:07:30.332575102</meta:creation-date>
    <meta:editing-duration>PT1H52M27S</meta:editing-duration>
    <meta:editing-cycles>26</meta:editing-cycles>
    <meta:generator>LibreOffice/6.0.7.3$Linux_X86_64 LibreOffice_project/00m0$Build-3</meta:generator>
    <dc:date>2020-03-04T10:19:46.718014701</dc:date>
    <meta:document-statistic meta:table-count="1" meta:cell-count="110" meta:object-count="0"/>
  </office:meta>
</office:document-meta>
</file>